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ndale Mono" svg:font-family="'Andale Mono'" style:font-pitch="fixed"/>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officeooo:paragraph-rsid="001130b3" style:font-size-asian="10.5pt" style:font-size-complex="12pt"/>
    </style:style>
    <style:style style:name="P3" style:family="paragraph" style:parent-style-name="Standard">
      <style:paragraph-properties fo:text-align="start" style:justify-single-word="false"/>
      <style:text-properties fo:font-size="12pt" officeooo:paragraph-rsid="0015fe8b" style:font-size-asian="10.5pt" style:font-size-complex="12pt"/>
    </style:style>
    <style:style style:name="P4" style:family="paragraph" style:parent-style-name="Standard">
      <style:paragraph-properties fo:text-align="start" style:justify-single-word="false"/>
      <style:text-properties fo:font-size="12pt" officeooo:paragraph-rsid="0019abb5" style:font-size-asian="10.5pt" style:font-size-complex="12pt"/>
    </style:style>
    <style:style style:name="P5" style:family="paragraph" style:parent-style-name="Standard">
      <style:paragraph-properties fo:text-align="start" style:justify-single-word="false"/>
      <style:text-properties fo:font-size="12pt" officeooo:paragraph-rsid="00203a19" style:font-size-asian="10.5pt" style:font-size-complex="12pt"/>
    </style:style>
    <style:style style:name="P6" style:family="paragraph" style:parent-style-name="Standard">
      <style:paragraph-properties fo:text-align="start" style:justify-single-word="false"/>
      <style:text-properties fo:font-size="12pt" officeooo:paragraph-rsid="0020de14" style:font-size-asian="10.5pt" style:font-size-complex="12pt"/>
    </style:style>
    <style:style style:name="P7" style:family="paragraph" style:parent-style-name="Standard">
      <style:paragraph-properties fo:text-align="start" style:justify-single-word="false"/>
      <style:text-properties fo:font-size="12pt" officeooo:rsid="00091986" officeooo:paragraph-rsid="00091986" style:font-size-asian="10.5pt" style:font-size-complex="12pt"/>
    </style:style>
    <style:style style:name="P8" style:family="paragraph" style:parent-style-name="Standard">
      <style:paragraph-properties fo:text-align="start" style:justify-single-word="false"/>
      <style:text-properties fo:font-size="12pt" officeooo:rsid="0007a72a" officeooo:paragraph-rsid="000dbbc4" style:font-size-asian="10.5pt" style:font-size-complex="12pt"/>
    </style:style>
    <style:style style:name="P9" style:family="paragraph" style:parent-style-name="Standard">
      <style:paragraph-properties fo:text-align="start" style:justify-single-word="false"/>
      <style:text-properties fo:font-size="12pt" officeooo:rsid="00203a19" officeooo:paragraph-rsid="00203a19" style:font-size-asian="10.5pt" style:font-size-complex="12pt"/>
    </style:style>
    <style:style style:name="P10" style:family="paragraph" style:parent-style-name="Standard">
      <style:paragraph-properties fo:text-align="start" style:justify-single-word="false"/>
      <style:text-properties fo:font-size="12pt" officeooo:rsid="0020de14" officeooo:paragraph-rsid="0020de14" style:font-size-asian="10.5pt" style:font-size-complex="12pt"/>
    </style:style>
    <style:style style:name="P11" style:family="paragraph" style:parent-style-name="Standard">
      <style:text-properties fo:font-size="12pt" fo:font-style="italic" officeooo:paragraph-rsid="0019abb5" style:font-size-asian="12pt" style:font-style-asian="italic" style:font-size-complex="12pt" style:font-style-complex="italic"/>
    </style:style>
    <style:style style:name="P12" style:family="paragraph" style:parent-style-name="Standard">
      <style:text-properties style:font-name="Andale Mono"/>
    </style:style>
    <style:style style:name="P13" style:family="paragraph" style:parent-style-name="Standard">
      <style:text-properties style:font-name="Andale Mono" fo:font-size="10pt" style:font-size-asian="10pt" style:font-size-complex="10pt"/>
    </style:style>
    <style:style style:name="P14" style:family="paragraph" style:parent-style-name="Standard">
      <style:text-properties style:font-name="Andale Mono" fo:font-size="10pt" officeooo:paragraph-rsid="00091874" style:font-size-asian="10pt" style:font-size-complex="10pt"/>
    </style:style>
    <style:style style:name="P15" style:family="paragraph" style:parent-style-name="Standard">
      <style:text-properties style:font-name="Andale Mono" fo:font-size="10pt" officeooo:paragraph-rsid="000f6829" style:font-size-asian="10pt" style:font-size-complex="10pt"/>
    </style:style>
    <style:style style:name="P16" style:family="paragraph" style:parent-style-name="Standard">
      <style:paragraph-properties fo:text-align="start" style:justify-single-word="false"/>
      <style:text-properties style:font-name="Andale Mono" fo:font-size="10pt" officeooo:rsid="0020de14" officeooo:paragraph-rsid="0020de14" style:font-size-asian="10pt" style:font-size-complex="10pt"/>
    </style:style>
    <style:style style:name="P17" style:family="paragraph" style:parent-style-name="Standard">
      <style:text-properties style:font-name="Andale Mono" fo:font-size="10pt" officeooo:rsid="00091874" officeooo:paragraph-rsid="00091874" style:font-size-asian="10pt" style:font-size-complex="10pt"/>
    </style:style>
    <style:style style:name="P18" style:family="paragraph" style:parent-style-name="Standard">
      <style:paragraph-properties fo:text-align="start" style:justify-single-word="false"/>
      <style:text-properties style:font-name="Andale Mono" fo:font-size="10pt" officeooo:paragraph-rsid="00203a19" style:font-size-asian="8.75pt" style:font-size-complex="10pt"/>
    </style:style>
    <style:style style:name="P19" style:family="paragraph" style:parent-style-name="Standard">
      <style:paragraph-properties fo:text-align="start" style:justify-single-word="false"/>
      <style:text-properties style:font-name="Andale Mono" fo:font-size="10pt" officeooo:paragraph-rsid="0024c167" style:font-size-asian="8.75pt" style:font-size-complex="10pt"/>
    </style:style>
    <style:style style:name="P20" style:family="paragraph" style:parent-style-name="Standard">
      <style:paragraph-properties fo:text-align="start" style:justify-single-word="false"/>
      <style:text-properties style:font-name="Andale Mono" fo:font-size="10pt" officeooo:paragraph-rsid="0026247c" style:font-size-asian="8.75pt" style:font-size-complex="10pt"/>
    </style:style>
    <style:style style:name="P21" style:family="paragraph" style:parent-style-name="Standard">
      <style:paragraph-properties fo:text-align="start" style:justify-single-word="false"/>
      <style:text-properties style:font-name="Andale Mono" fo:font-size="10pt" officeooo:rsid="00203a19" officeooo:paragraph-rsid="00203a19" style:font-size-asian="8.75pt" style:font-size-complex="10pt"/>
    </style:style>
    <style:style style:name="P22" style:family="paragraph" style:parent-style-name="Standard">
      <style:paragraph-properties fo:text-align="start" style:justify-single-word="false"/>
      <style:text-properties style:font-name="Andale Mono" fo:font-size="10pt" officeooo:rsid="0020de14" officeooo:paragraph-rsid="0020de14" style:font-size-asian="8.75pt" style:font-size-complex="10pt"/>
    </style:style>
    <style:style style:name="P23" style:family="paragraph" style:parent-style-name="Standard">
      <style:paragraph-properties fo:text-align="start" style:justify-single-word="false"/>
      <style:text-properties style:font-name="Andale Mono" fo:font-size="10pt" officeooo:rsid="002270eb" officeooo:paragraph-rsid="0024c167" style:font-size-asian="8.75pt" style:font-size-complex="10pt"/>
    </style:style>
    <style:style style:name="P24" style:family="paragraph" style:parent-style-name="Standard">
      <style:text-properties style:font-name="Andale Mono" fo:font-size="10pt" fo:font-style="normal" officeooo:rsid="001ba53c" officeooo:paragraph-rsid="0019abb5" style:font-size-asian="8.75pt" style:font-style-asian="normal" style:font-size-complex="10pt" style:font-style-complex="normal"/>
    </style:style>
    <style:style style:name="P25" style:family="paragraph" style:parent-style-name="Standard">
      <style:text-properties style:font-name="Times New Roman" fo:font-size="12pt" officeooo:paragraph-rsid="00088c1a" style:font-size-asian="12pt" style:font-size-complex="12pt"/>
    </style:style>
    <style:style style:name="P26" style:family="paragraph" style:parent-style-name="Standard">
      <style:text-properties style:font-name="Times New Roman" fo:font-size="12pt" officeooo:rsid="00088c1a" officeooo:paragraph-rsid="00088c1a" style:font-size-asian="12pt" style:font-size-complex="12pt"/>
    </style:style>
    <style:style style:name="P27" style:family="paragraph" style:parent-style-name="Standard">
      <style:paragraph-properties fo:text-align="center" style:justify-single-word="false"/>
      <style:text-properties style:font-name="Times New Roman" fo:font-size="12pt" officeooo:rsid="000f6829" officeooo:paragraph-rsid="001444aa" style:font-size-asian="10.5pt" style:font-size-complex="12pt"/>
    </style:style>
    <style:style style:name="P28" style:family="paragraph" style:parent-style-name="Standard">
      <style:paragraph-properties fo:text-align="start" style:justify-single-word="false"/>
      <style:text-properties style:font-name="Times New Roman" fo:font-size="12pt" officeooo:rsid="00180c62" officeooo:paragraph-rsid="0015fe8b" style:font-size-asian="10.5pt" style:font-size-complex="12pt"/>
    </style:style>
    <style:style style:name="P29" style:family="paragraph" style:parent-style-name="Standard">
      <style:paragraph-properties fo:text-align="start" style:justify-single-word="false"/>
      <style:text-properties style:font-name="Times New Roman" fo:font-size="12pt" officeooo:rsid="00133b9d" officeooo:paragraph-rsid="0015fe8b" style:font-size-asian="10.5pt" style:font-size-complex="12pt"/>
    </style:style>
    <style:style style:name="P30" style:family="paragraph" style:parent-style-name="Standard">
      <style:paragraph-properties fo:text-align="center" style:justify-single-word="false"/>
      <style:text-properties style:font-name="Times New Roman" fo:font-size="20pt" officeooo:rsid="000f6829" officeooo:paragraph-rsid="001444aa" style:font-size-asian="17.5pt" style:font-size-complex="20pt"/>
    </style:style>
    <style:style style:name="P31" style:family="paragraph" style:parent-style-name="Standard">
      <style:text-properties style:font-name="Times New Roman" fo:font-size="11pt" officeooo:rsid="00091874" officeooo:paragraph-rsid="00088c1a" style:font-size-asian="11pt" style:font-size-complex="11pt"/>
    </style:style>
    <style:style style:name="P32" style:family="paragraph" style:parent-style-name="Standard">
      <style:paragraph-properties fo:text-align="start" style:justify-single-word="false"/>
      <style:text-properties officeooo:paragraph-rsid="00253f55"/>
    </style:style>
    <style:style style:name="P33" style:family="paragraph" style:parent-style-name="Standard">
      <style:paragraph-properties fo:text-align="center" style:justify-single-word="false"/>
      <style:text-properties fo:font-size="20pt" officeooo:rsid="00091986" officeooo:paragraph-rsid="00091986" style:font-size-asian="17.5pt" style:font-size-complex="20pt"/>
    </style:style>
    <style:style style:name="P34" style:family="paragraph" style:parent-style-name="Standard">
      <style:paragraph-properties fo:text-align="center" style:justify-single-word="false"/>
      <style:text-properties fo:font-size="20pt" officeooo:rsid="00203a19" officeooo:paragraph-rsid="00203a19" style:font-size-asian="20pt" style:font-size-complex="20pt"/>
    </style:style>
    <style:style style:name="P35" style:family="paragraph" style:parent-style-name="Standard">
      <style:paragraph-properties fo:text-align="center" style:justify-single-word="false"/>
      <style:text-properties fo:font-size="20pt" officeooo:rsid="0007a72a" officeooo:paragraph-rsid="0007a72a" style:font-size-asian="20pt" style:font-size-complex="20pt"/>
    </style:style>
    <style:style style:name="P36" style:family="paragraph" style:parent-style-name="Standard">
      <style:paragraph-properties fo:text-align="center" style:justify-single-word="false"/>
      <style:text-properties fo:font-size="11pt" officeooo:rsid="00091986" officeooo:paragraph-rsid="00091986" style:font-size-asian="9.60000038146973pt" style:font-size-complex="11pt"/>
    </style:style>
    <style:style style:name="P37" style:family="paragraph" style:parent-style-name="Standard">
      <style:paragraph-properties fo:margin-left="0.2917in" fo:margin-right="0in" fo:text-indent="0in" style:auto-text-indent="false"/>
      <style:text-properties style:font-name="Andale Mono" fo:font-size="10pt" style:font-size-asian="10pt" style:font-size-complex="10pt"/>
    </style:style>
    <style:style style:name="P38" style:family="paragraph" style:parent-style-name="Standard">
      <style:paragraph-properties fo:margin-left="0.2917in" fo:margin-right="0in" fo:text-indent="0in" style:auto-text-indent="false"/>
      <style:text-properties style:font-name="Andale Mono" fo:font-size="10pt" officeooo:paragraph-rsid="00091874" style:font-size-asian="10pt" style:font-size-complex="10pt"/>
    </style:style>
    <style:style style:name="P39" style:family="paragraph" style:parent-style-name="Standard">
      <style:paragraph-properties fo:margin-left="0.2917in" fo:margin-right="0in" fo:text-indent="0in" style:auto-text-indent="false"/>
      <style:text-properties style:font-name="Andale Mono" fo:font-size="10pt" officeooo:paragraph-rsid="000f6829" style:font-size-asian="10pt" style:font-size-complex="10pt"/>
    </style:style>
    <style:style style:name="P40" style:family="paragraph" style:parent-style-name="Standard">
      <style:paragraph-properties fo:margin-left="0.2917in" fo:margin-right="0in" fo:text-indent="0in" style:auto-text-indent="false"/>
      <style:text-properties style:font-name="Andale Mono" fo:font-size="10pt" officeooo:paragraph-rsid="0025c2d5" style:font-size-asian="10pt" style:font-size-complex="10pt"/>
    </style:style>
    <style:style style:name="P41" style:family="paragraph" style:parent-style-name="Standard">
      <style:paragraph-properties fo:margin-left="0.2917in" fo:margin-right="0in" fo:text-indent="0in" style:auto-text-indent="false"/>
      <style:text-properties style:font-name="Andale Mono" fo:font-size="10pt" officeooo:rsid="000dbbc4" officeooo:paragraph-rsid="000dbbc4" style:font-size-asian="10pt" style:font-size-complex="10pt"/>
    </style:style>
    <style:style style:name="P42" style:family="paragraph" style:parent-style-name="Standard">
      <style:paragraph-properties fo:margin-left="0.2917in" fo:margin-right="0in" fo:text-indent="0in" style:auto-text-indent="false"/>
      <style:text-properties style:font-name="Andale Mono" fo:font-size="10pt" officeooo:rsid="00091874" officeooo:paragraph-rsid="00091874" style:font-size-asian="10pt" style:font-size-complex="10pt"/>
    </style:style>
    <style:style style:name="P43" style:family="paragraph" style:parent-style-name="Standard">
      <style:paragraph-properties fo:margin-left="0.2917in" fo:margin-right="0in" fo:text-indent="0in" style:auto-text-indent="false"/>
      <style:text-properties style:font-name="Andale Mono" fo:font-size="10pt" officeooo:rsid="00091874" officeooo:paragraph-rsid="000dbbc4" style:font-size-asian="10pt" style:font-size-complex="10pt"/>
    </style:style>
    <style:style style:name="P44" style:family="paragraph" style:parent-style-name="Standard">
      <style:paragraph-properties fo:margin-left="0in" fo:margin-right="0in" fo:text-indent="0in" style:auto-text-indent="false"/>
      <style:text-properties style:font-name="Andale Mono" fo:font-size="10pt" officeooo:paragraph-rsid="00091874" style:font-size-asian="10pt" style:font-size-complex="10pt"/>
    </style:style>
    <style:style style:name="P45" style:family="paragraph" style:parent-style-name="Standard">
      <style:paragraph-properties fo:margin-left="0in" fo:margin-right="0in" fo:text-indent="0in" style:auto-text-indent="false"/>
      <style:text-properties style:font-name="Andale Mono" fo:font-size="10pt" officeooo:paragraph-rsid="000dbbc4" style:font-size-asian="10pt" style:font-size-complex="10pt"/>
    </style:style>
    <style:style style:name="P46" style:family="paragraph" style:parent-style-name="Standard">
      <style:paragraph-properties fo:margin-left="0in" fo:margin-right="0in" fo:text-indent="0in" style:auto-text-indent="false"/>
      <style:text-properties style:font-name="Andale Mono" fo:font-size="10pt" officeooo:paragraph-rsid="000de08f" style:font-size-asian="10pt" style:font-size-complex="10pt"/>
    </style:style>
    <style:style style:name="P47" style:family="paragraph" style:parent-style-name="Standard">
      <style:paragraph-properties fo:margin-left="0in" fo:margin-right="0in" fo:text-indent="0in" style:auto-text-indent="false"/>
      <style:text-properties style:font-name="Andale Mono" fo:font-size="10pt" officeooo:paragraph-rsid="000f6829" style:font-size-asian="10pt" style:font-size-complex="10pt"/>
    </style:style>
    <style:style style:name="P48" style:family="paragraph" style:parent-style-name="Standard">
      <style:paragraph-properties fo:margin-left="0in" fo:margin-right="0in" fo:text-indent="0in" style:auto-text-indent="false"/>
      <style:text-properties style:font-name="Andale Mono" fo:font-size="10pt" officeooo:paragraph-rsid="0025c2d5" style:font-size-asian="10pt" style:font-size-complex="10pt"/>
    </style:style>
    <style:style style:name="P49" style:family="paragraph" style:parent-style-name="Standard">
      <style:paragraph-properties fo:margin-left="0in" fo:margin-right="0in" fo:text-indent="0in" style:auto-text-indent="false"/>
      <style:text-properties style:font-name="Andale Mono" fo:font-size="10pt" officeooo:rsid="001da445" officeooo:paragraph-rsid="000dbbc4" style:font-size-asian="10pt" style:font-size-complex="10pt"/>
    </style:style>
    <style:style style:name="P50" style:family="paragraph" style:parent-style-name="Standard">
      <style:paragraph-properties fo:margin-left="0in" fo:margin-right="0in" fo:text-indent="0in" style:auto-text-indent="false"/>
      <style:text-properties style:font-name="Andale Mono" fo:font-size="10pt" officeooo:rsid="00091874" officeooo:paragraph-rsid="000dbbc4" style:font-size-asian="10pt" style:font-size-complex="10pt"/>
    </style:style>
    <style:style style:name="P51" style:family="paragraph" style:parent-style-name="Standard">
      <style:paragraph-properties fo:margin-left="0in" fo:margin-right="0in" fo:text-indent="0in" style:auto-text-indent="false"/>
      <style:text-properties style:font-name="Andale Mono" fo:font-size="10pt" officeooo:rsid="00091874" officeooo:paragraph-rsid="00091874" style:font-size-asian="10pt" style:font-size-complex="10pt"/>
    </style:style>
    <style:style style:name="P52" style:family="paragraph" style:parent-style-name="Standard">
      <style:paragraph-properties fo:margin-left="0in" fo:margin-right="0in" fo:text-indent="0in" style:auto-text-indent="false"/>
      <style:text-properties style:font-name="Andale Mono" fo:font-size="10pt" officeooo:rsid="00091874" officeooo:paragraph-rsid="000f6829" style:font-size-asian="10pt" style:font-size-complex="10pt"/>
    </style:style>
    <style:style style:name="P53" style:family="paragraph" style:parent-style-name="Standard">
      <style:paragraph-properties fo:margin-left="0in" fo:margin-right="0in" fo:text-indent="0in" style:auto-text-indent="false"/>
      <style:text-properties style:font-name="Andale Mono" fo:font-size="10pt" officeooo:rsid="000de08f" officeooo:paragraph-rsid="000de08f" style:font-size-asian="10pt" style:font-size-complex="10pt"/>
    </style:style>
    <style:style style:name="P54" style:family="paragraph" style:parent-style-name="Standard">
      <style:paragraph-properties fo:margin-left="0in" fo:margin-right="0in" fo:text-indent="0in" style:auto-text-indent="false"/>
      <style:text-properties style:font-name="Andale Mono" fo:font-size="10pt" officeooo:rsid="000dbbc4" officeooo:paragraph-rsid="000de08f" style:font-size-asian="10pt" style:font-size-complex="10pt"/>
    </style:style>
    <style:style style:name="P55" style:family="paragraph" style:parent-style-name="Standard">
      <style:paragraph-properties fo:margin-left="0in" fo:margin-right="0in" fo:text-indent="0in" style:auto-text-indent="false"/>
      <style:text-properties style:font-name="Andale Mono" fo:font-size="10pt" officeooo:rsid="0025c2d5" officeooo:paragraph-rsid="0025c2d5" style:font-size-asian="10pt" style:font-size-complex="10pt"/>
    </style:style>
    <style:style style:name="P56" style:family="paragraph" style:parent-style-name="Standard">
      <style:paragraph-properties fo:margin-left="0in" fo:margin-right="0in" fo:text-indent="0in" style:auto-text-indent="false"/>
      <style:text-properties style:font-name="Andale Mono" fo:font-size="10pt" officeooo:rsid="000f6829" officeooo:paragraph-rsid="000f6829" style:font-size-asian="10pt" style:font-size-complex="10pt"/>
    </style:style>
    <style:style style:name="P57" style:family="paragraph" style:parent-style-name="Standard">
      <style:paragraph-properties fo:margin-left="0in" fo:margin-right="0in" fo:text-align="start" style:justify-single-word="false" fo:text-indent="0in" style:auto-text-indent="false"/>
      <style:text-properties style:font-name="Andale Mono" fo:font-size="12pt" officeooo:rsid="00203a19" officeooo:paragraph-rsid="0024c167" style:font-size-asian="10.5pt" style:font-size-complex="12pt"/>
    </style:style>
    <style:style style:name="P58" style:family="paragraph" style:parent-style-name="Standard">
      <style:paragraph-properties fo:margin-left="0in" fo:margin-right="0in" fo:text-indent="0in" style:auto-text-indent="false"/>
      <style:text-properties style:font-name="Times New Roman" fo:font-size="12pt" officeooo:paragraph-rsid="0024c167" style:font-size-asian="10.5pt" style:font-size-complex="12pt"/>
    </style:style>
    <style:style style:name="P59" style:family="paragraph" style:parent-style-name="Standard">
      <style:paragraph-properties fo:margin-left="0in" fo:margin-right="0in" fo:text-indent="0in" style:auto-text-indent="false"/>
      <style:text-properties style:font-name="Times New Roman" fo:font-size="12pt" officeooo:rsid="0025c2d5" officeooo:paragraph-rsid="0024c167" style:font-size-asian="10.5pt" style:font-size-complex="12pt"/>
    </style:style>
    <style:style style:name="P60" style:family="paragraph" style:parent-style-name="Standard">
      <style:paragraph-properties fo:margin-left="0in" fo:margin-right="0in" fo:text-indent="0in" style:auto-text-indent="false"/>
      <style:text-properties style:font-name="Times New Roman" fo:font-size="12pt" officeooo:rsid="0024c167" officeooo:paragraph-rsid="0024c167" style:font-size-asian="10.5pt" style:font-size-complex="12pt"/>
    </style:style>
    <style:style style:name="P61" style:family="paragraph" style:parent-style-name="Standard">
      <style:paragraph-properties fo:margin-left="0in" fo:margin-right="0in" fo:text-indent="0in" style:auto-text-indent="false"/>
      <style:text-properties style:font-name="Times New Roman" fo:font-size="12pt" officeooo:rsid="000f6829" officeooo:paragraph-rsid="00091874" style:font-size-asian="10.5pt" style:font-size-complex="12pt"/>
    </style:style>
    <style:style style:name="P62" style:family="paragraph" style:parent-style-name="Standard">
      <style:paragraph-properties fo:margin-left="0in" fo:margin-right="0in" fo:text-indent="0in" style:auto-text-indent="false"/>
      <style:text-properties style:font-name="Times New Roman" fo:font-size="12pt" officeooo:rsid="000f6829" officeooo:paragraph-rsid="000f6829" style:font-size-asian="10.5pt" style:font-size-complex="12pt"/>
    </style:style>
    <style:style style:name="P63" style:family="paragraph" style:parent-style-name="Standard">
      <style:paragraph-properties fo:text-align="center" style:justify-single-word="false"/>
      <style:text-properties style:use-window-font-color="true" style:text-outline="false" style:text-line-through-style="none" style:font-name="Times New Roman" fo:font-size="20pt" fo:font-style="normal" fo:text-shadow="none" style:text-underline-style="none" fo:font-weight="normal" officeooo:rsid="0027ef26" officeooo:paragraph-rsid="0027ef26"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64" style:family="paragraph" style:parent-style-name="Standard" style:list-style-name="L1">
      <style:paragraph-properties fo:text-align="center" style:justify-single-word="false"/>
      <style:text-properties style:use-window-font-color="true" style:text-outline="false" style:text-line-through-style="none" style:font-name="Times New Roman" fo:font-size="20pt" fo:font-style="normal" fo:text-shadow="none" style:text-underline-style="none" fo:font-weight="normal" officeooo:rsid="0007a72a" officeooo:paragraph-rsid="0007a72a"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65" style:family="paragraph" style:parent-style-name="Standard" style:list-style-name="L1">
      <style:paragraph-properties fo:text-align="center" style:justify-single-word="false"/>
      <style:text-properties style:use-window-font-color="true" style:text-outline="false" style:text-line-through-style="none" style:font-name="Times New Roman" fo:font-size="12pt" fo:font-style="normal" fo:text-shadow="none" style:text-underline-style="none" fo:font-weight="normal" officeooo:rsid="0007a72a" officeooo:paragraph-rsid="0007a72a"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66" style:family="paragraph" style:parent-style-name="Standard" style:list-style-name="L1">
      <style:text-properties fo:font-size="12pt" style:font-size-asian="12pt" style:font-size-complex="12pt"/>
    </style:style>
    <style:style style:name="P67" style:family="paragraph" style:parent-style-name="Standard" style:list-style-name="L1">
      <style:text-properties fo:font-size="12pt" fo:font-style="italic" officeooo:paragraph-rsid="001444aa" style:font-size-asian="12pt" style:font-style-asian="italic" style:font-size-complex="12pt" style:font-style-complex="italic"/>
    </style:style>
    <style:style style:name="P68" style:family="paragraph" style:parent-style-name="Standard" style:list-style-name="L1">
      <style:text-properties fo:font-size="12pt" fo:font-style="italic" officeooo:paragraph-rsid="0019abb5" style:font-size-asian="12pt" style:font-style-asian="italic" style:font-size-complex="12pt" style:font-style-complex="italic"/>
    </style:style>
    <style:style style:name="P69" style:family="paragraph" style:parent-style-name="Standard" style:list-style-name="L1">
      <style:text-properties fo:font-size="12pt" fo:font-style="normal" officeooo:rsid="001444aa" officeooo:paragraph-rsid="001444aa" style:font-size-asian="12pt" style:font-style-asian="normal" style:font-size-complex="12pt" style:font-style-complex="normal"/>
    </style:style>
    <style:style style:name="P70" style:family="paragraph" style:parent-style-name="Standard" style:list-style-name="L2">
      <style:paragraph-properties fo:text-align="start" style:justify-single-word="false"/>
      <style:text-properties fo:font-size="12pt" officeooo:paragraph-rsid="00091986" style:font-size-asian="10.5pt" style:font-size-complex="12pt"/>
    </style:style>
    <style:style style:name="P71" style:family="paragraph" style:parent-style-name="Standard" style:list-style-name="L2">
      <style:paragraph-properties fo:text-align="start" style:justify-single-word="false"/>
      <style:text-properties style:font-name="Times New Roman" fo:font-size="12pt" officeooo:rsid="000af6d6" officeooo:paragraph-rsid="000af6d6" style:font-size-asian="12pt" style:font-size-complex="12pt"/>
    </style:style>
    <style:style style:name="P72" style:family="paragraph" style:parent-style-name="Standard" style:list-style-name="L3">
      <style:paragraph-properties fo:text-align="start" style:justify-single-word="false"/>
      <style:text-properties style:font-name="Andale Mono" fo:font-size="10pt" officeooo:rsid="0020de14" officeooo:paragraph-rsid="0020de14" style:font-size-asian="10pt" style:font-size-complex="10pt"/>
    </style:style>
    <style:style style:name="P73" style:family="paragraph" style:parent-style-name="Standard" style:list-style-name="L1">
      <style:paragraph-properties fo:margin-left="0.8752in" fo:margin-right="0in" fo:text-indent="-0.25in" style:auto-text-indent="false"/>
      <style:text-properties fo:font-size="12pt" style:font-name-asian="Arial1" style:font-size-asian="12pt" style:font-name-complex="Arial1" style:font-size-complex="12pt"/>
    </style:style>
    <style:style style:name="P74" style:family="paragraph" style:parent-style-name="Standard" style:list-style-name="L1">
      <style:paragraph-properties fo:margin-left="0.8752in" fo:margin-right="0in" fo:text-indent="-0.25in" style:auto-text-indent="false"/>
      <style:text-properties fo:font-size="12pt" style:font-size-asian="12pt" style:font-size-complex="12pt"/>
    </style:style>
    <style:style style:name="P75" style:family="paragraph" style:parent-style-name="Standard" style:list-style-name="L2">
      <style:paragraph-properties fo:margin-left="0.8752in" fo:margin-right="0in" fo:text-align="start" style:justify-single-word="false" fo:text-indent="-0.25in" style:auto-text-indent="false"/>
      <style:text-properties fo:font-size="12pt" officeooo:paragraph-rsid="000dbbc4" style:font-size-asian="12pt" style:font-size-complex="12pt"/>
    </style:style>
    <style:style style:name="P76" style:family="paragraph" style:parent-style-name="Standard" style:list-style-name="L2">
      <style:paragraph-properties fo:margin-left="0.8752in" fo:margin-right="0in" fo:text-align="start" style:justify-single-word="false" fo:text-indent="-0.25in" style:auto-text-indent="false"/>
      <style:text-properties fo:font-size="12pt" officeooo:paragraph-rsid="000af6d6" style:font-size-asian="10.5pt" style:font-size-complex="12pt"/>
    </style:style>
    <style:style style:name="P77" style:family="paragraph" style:parent-style-name="Standard" style:list-style-name="L1">
      <style:paragraph-properties fo:margin-left="0.8752in" fo:margin-right="0in" fo:text-indent="-0.25in" style:auto-text-indent="false"/>
      <style:text-properties style:font-name="Andale Mono" fo:font-size="10pt" style:font-size-asian="10pt" style:font-size-complex="10pt"/>
    </style:style>
    <style:style style:name="P78" style:family="paragraph" style:parent-style-name="Standard" style:list-style-name="L2">
      <style:paragraph-properties fo:margin-left="0.8752in" fo:margin-right="0in" fo:text-align="start" style:justify-single-word="false" fo:text-indent="-0.25in" style:auto-text-indent="false"/>
      <style:text-properties style:font-name="Times New Roman" fo:font-size="12pt" officeooo:rsid="000af6d6" officeooo:paragraph-rsid="000af6d6" style:font-size-asian="12pt" style:font-size-complex="12pt"/>
    </style:style>
    <style:style style:name="P79" style:family="paragraph" style:parent-style-name="Standard" style:list-style-name="L2">
      <style:paragraph-properties fo:margin-left="0.8752in" fo:margin-right="0in" fo:text-align="start" style:justify-single-word="false" fo:text-indent="-0.25in" style:auto-text-indent="false"/>
      <style:text-properties style:font-name="Times New Roman" fo:font-size="12pt" officeooo:paragraph-rsid="000af6d6" style:font-size-asian="12pt" style:font-size-complex="12pt"/>
    </style:style>
    <style:style style:name="P80" style:family="paragraph" style:parent-style-name="Standard" style:list-style-name="L2">
      <style:paragraph-properties fo:margin-left="0.8752in" fo:margin-right="0in" fo:text-align="start" style:justify-single-word="false" fo:text-indent="-0.25in" style:auto-text-indent="false"/>
      <style:text-properties style:font-name="Times New Roman" fo:font-size="12pt" officeooo:rsid="0020de14" officeooo:paragraph-rsid="0020de14" style:font-size-asian="12pt" style:font-size-complex="12pt"/>
    </style:style>
    <style:style style:name="P81" style:family="paragraph" style:parent-style-name="Standard" style:list-style-name="L2">
      <style:paragraph-properties fo:margin-left="1.1665in" fo:margin-right="0in" fo:text-align="start" style:justify-single-word="false" fo:text-indent="-0.25in" style:auto-text-indent="false"/>
      <style:text-properties style:font-name="Andale Mono" fo:font-size="10pt" officeooo:rsid="000af6d6" officeooo:paragraph-rsid="000af6d6" style:font-size-asian="8.75pt" style:font-size-complex="10pt"/>
    </style:style>
    <style:style style:name="P82" style:family="paragraph" style:parent-style-name="Header">
      <style:paragraph-properties fo:text-align="end" style:justify-single-word="false"/>
      <style:text-properties officeooo:rsid="0027ef26" officeooo:paragraph-rsid="0027ef26"/>
    </style:style>
    <style:style style:name="T1" style:family="text">
      <style:text-properties fo:font-style="italic" style:font-name-asian="Arial1" style:font-style-asian="italic" style:font-name-complex="Arial1" style:font-style-complex="italic"/>
    </style:style>
    <style:style style:name="T2" style:family="text">
      <style:text-properties style:use-window-font-color="true" style:text-outline="false" style:text-line-through-style="none" style:font-name="Times New Roman" fo:font-style="italic" fo:text-shadow="none" style:text-underline-style="none" fo:font-weight="normal" officeooo:rsid="0007a72a" style:letter-kerning="true" style:font-name-asian="Arial1" style:font-style-asian="italic" style:font-weight-asian="normal" style:font-name-complex="Arial1" style:font-style-complex="italic" style:font-weight-complex="normal" style:text-emphasize="none" style:text-overline-style="none" style:text-overline-color="font-color"/>
    </style:style>
    <style:style style:name="T3" style:family="text">
      <style:text-properties style:use-window-font-color="true" style:text-outline="false" style:text-line-through-style="none" style:font-name="Times New Roman" fo:font-style="normal" fo:text-shadow="none" style:text-underline-style="none" fo:font-weight="normal" officeooo:rsid="0007a72a"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officeooo:rsid="00088c1a"/>
    </style:style>
    <style:style style:name="T5" style:family="text">
      <style:text-properties style:font-name="Andale Mono" fo:font-size="10pt" style:font-size-asian="10pt" style:font-size-complex="10pt"/>
    </style:style>
    <style:style style:name="T6" style:family="text">
      <style:text-properties style:font-name="Andale Mono" fo:font-size="10pt" officeooo:rsid="00088c1a" style:font-size-asian="10pt" style:font-size-complex="10pt"/>
    </style:style>
    <style:style style:name="T7" style:family="text">
      <style:text-properties style:font-name="Andale Mono" fo:font-size="10pt" officeooo:rsid="000d637a" style:font-size-asian="10pt" style:font-size-complex="10pt"/>
    </style:style>
    <style:style style:name="T8" style:family="text">
      <style:text-properties style:font-name="Andale Mono" fo:font-size="10pt" officeooo:rsid="000dbbc4" style:font-size-asian="10pt" style:font-size-complex="10pt"/>
    </style:style>
    <style:style style:name="T9" style:family="text">
      <style:text-properties style:font-name="Andale Mono" fo:font-size="10pt" officeooo:rsid="0020de14" style:font-size-asian="10pt" style:font-size-complex="10pt"/>
    </style:style>
    <style:style style:name="T10" style:family="text">
      <style:text-properties style:font-name="Andale Mono" fo:font-size="10pt" officeooo:rsid="00253f55" style:font-size-asian="10pt" style:font-size-complex="10pt"/>
    </style:style>
    <style:style style:name="T11" style:family="text">
      <style:text-properties style:font-name="Andale Mono" fo:font-size="10pt" officeooo:rsid="00091874" style:font-size-asian="10pt" style:font-size-complex="10pt"/>
    </style:style>
    <style:style style:name="T12" style:family="text">
      <style:text-properties style:font-name="Andale Mono" fo:font-size="10pt" fo:font-style="normal" officeooo:rsid="001ba53c" style:font-size-asian="8.75pt" style:font-style-asian="normal" style:font-size-complex="10pt" style:font-style-complex="normal"/>
    </style:style>
    <style:style style:name="T13" style:family="text">
      <style:text-properties officeooo:rsid="00091874"/>
    </style:style>
    <style:style style:name="T14" style:family="text">
      <style:text-properties officeooo:rsid="00091986"/>
    </style:style>
    <style:style style:name="T15" style:family="text">
      <style:text-properties officeooo:rsid="0009274f"/>
    </style:style>
    <style:style style:name="T16" style:family="text">
      <style:text-properties officeooo:rsid="000af6d6"/>
    </style:style>
    <style:style style:name="T17" style:family="text">
      <style:text-properties officeooo:rsid="000c86a7"/>
    </style:style>
    <style:style style:name="T18" style:family="text">
      <style:text-properties officeooo:rsid="000d637a"/>
    </style:style>
    <style:style style:name="T19" style:family="text">
      <style:text-properties style:font-name="Times New Roman" fo:font-size="12pt" officeooo:rsid="000d637a" style:font-size-asian="10.5pt" style:font-size-complex="12pt"/>
    </style:style>
    <style:style style:name="T20" style:family="text">
      <style:text-properties style:font-name="Times New Roman" fo:font-size="12pt" officeooo:rsid="000dbbc4" style:font-size-asian="10.5pt" style:font-size-complex="12pt"/>
    </style:style>
    <style:style style:name="T21" style:family="text">
      <style:text-properties style:font-name="Times New Roman" fo:font-size="12pt" officeooo:rsid="00253f55" style:font-size-asian="10.5pt" style:font-size-complex="12pt"/>
    </style:style>
    <style:style style:name="T22" style:family="text">
      <style:text-properties style:font-name="Times New Roman" fo:font-size="12pt" officeooo:rsid="0025c2d5" style:font-size-asian="10.5pt" style:font-size-complex="12pt"/>
    </style:style>
    <style:style style:name="T23" style:family="text">
      <style:text-properties style:font-name="Times New Roman" officeooo:rsid="000d637a"/>
    </style:style>
    <style:style style:name="T24" style:family="text">
      <style:text-properties style:font-name="Times New Roman" officeooo:rsid="000dbbc4"/>
    </style:style>
    <style:style style:name="T25" style:family="text">
      <style:text-properties style:font-name="Times New Roman" officeooo:rsid="001229f5"/>
    </style:style>
    <style:style style:name="T26" style:family="text">
      <style:text-properties style:font-name="Times New Roman" officeooo:rsid="00133b9d"/>
    </style:style>
    <style:style style:name="T27" style:family="text">
      <style:text-properties style:font-name="Times New Roman" officeooo:rsid="0016cda7"/>
    </style:style>
    <style:style style:name="T28" style:family="text">
      <style:text-properties style:font-name="Times New Roman" officeooo:rsid="00180c62"/>
    </style:style>
    <style:style style:name="T29" style:family="text">
      <style:text-properties style:font-name="Times New Roman" officeooo:rsid="0019abb5"/>
    </style:style>
    <style:style style:name="T30" style:family="text">
      <style:text-properties style:font-name="Times New Roman" officeooo:rsid="001dccdc"/>
    </style:style>
    <style:style style:name="T31" style:family="text">
      <style:text-properties style:font-name="Times New Roman" officeooo:rsid="001dfd54"/>
    </style:style>
    <style:style style:name="T32" style:family="text">
      <style:text-properties style:font-name="Times New Roman" officeooo:rsid="001ebcd5"/>
    </style:style>
    <style:style style:name="T33" style:family="text">
      <style:text-properties fo:font-size="12pt" officeooo:rsid="00253f55" style:font-size-asian="10.5pt" style:font-size-complex="12pt"/>
    </style:style>
    <style:style style:name="T34" style:family="text">
      <style:text-properties officeooo:rsid="000dbbc4"/>
    </style:style>
    <style:style style:name="T35" style:family="text">
      <style:text-properties officeooo:rsid="000de08f"/>
    </style:style>
    <style:style style:name="T36" style:family="text">
      <style:text-properties officeooo:rsid="000e9156"/>
    </style:style>
    <style:style style:name="T37" style:family="text">
      <style:text-properties officeooo:rsid="000f6829"/>
    </style:style>
    <style:style style:name="T38" style:family="text">
      <style:text-properties officeooo:rsid="001130b3"/>
    </style:style>
    <style:style style:name="T39" style:family="text">
      <style:text-properties officeooo:rsid="001444aa"/>
    </style:style>
    <style:style style:name="T40" style:family="text">
      <style:text-properties fo:font-style="normal" officeooo:rsid="001444aa" style:font-style-asian="normal" style:font-style-complex="normal"/>
    </style:style>
    <style:style style:name="T41" style:family="text">
      <style:text-properties fo:font-style="normal" officeooo:rsid="0019abb5" style:font-style-asian="normal" style:font-style-complex="normal"/>
    </style:style>
    <style:style style:name="T42" style:family="text">
      <style:text-properties fo:font-style="normal" officeooo:rsid="001ba53c" style:font-style-asian="normal" style:font-style-complex="normal"/>
    </style:style>
    <style:style style:name="T43" style:family="text">
      <style:text-properties fo:font-style="normal" style:font-name-asian="Arial1" style:font-style-asian="normal" style:font-name-complex="Arial1" style:font-style-complex="normal"/>
    </style:style>
    <style:style style:name="T44" style:family="text">
      <style:text-properties officeooo:rsid="0019abb5"/>
    </style:style>
    <style:style style:name="T45" style:family="text">
      <style:text-properties officeooo:rsid="001da445"/>
    </style:style>
    <style:style style:name="T46" style:family="text">
      <style:text-properties officeooo:rsid="00203a19"/>
    </style:style>
    <style:style style:name="T47" style:family="text">
      <style:text-properties officeooo:rsid="0020de14"/>
    </style:style>
    <style:style style:name="T48" style:family="text">
      <style:text-properties officeooo:rsid="002270eb"/>
    </style:style>
    <style:style style:name="T49" style:family="text">
      <style:text-properties officeooo:rsid="0024c167"/>
    </style:style>
    <style:style style:name="T50" style:family="text">
      <style:text-properties officeooo:rsid="0025c2d5"/>
    </style:style>
    <style:style style:name="T51" style:family="text">
      <style:text-properties officeooo:rsid="0026247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section-source xlink:href="../design_diagram.pdf"/>
        <text:p text:style-name="Text_20_body"/>
      </text:section>
      <text:p text:style-name="P63">MPServal Protocol Design/Specification</text:p>
      <text:p text:style-name="P63"/>
      <text:list xml:id="list16271034621" text:style-name="L1">
        <text:list-header>
          <text:p text:style-name="P64">Terminology</text:p>
          <text:p text:style-name="P65"/>
        </text:list-header>
        <text:list-item>
          <text:p text:style-name="P66"><text:span text:style-name="T2">Connection</text:span><text:span text:style-name="T3">: As in Serval. A connection has one or more flows associated with it. The following data structures are maintained for a connection:</text:span></text:p>
        </text:list-item>
        <text:list-item>
          <text:p text:style-name="P73">Segment table</text:p>
        </text:list-item>
        <text:list-item>
          <text:p text:style-name="P74">Send and receive buffers</text:p>
        </text:list-item>
        <text:list-item>
          <text:p text:style-name="P74">SACK values</text:p>
          <text:p text:style-name="P74"/>
        </text:list-item>
        <text:list-item>
          <text:p text:style-name="P66"><text:span text:style-name="T1">Subflow</text:span>: As in Serval. We use 'subflow' instead of 'flow' to avoid confusion with 'flow control'. The following values are maintained for each subflow:</text:p>
        </text:list-item>
        <text:list-item>
          <text:p text:style-name="P74"><text:span text:style-name="T5">cwind </text:span>(congestion window size)</text:p>
        </text:list-item>
        <text:list-item>
          <text:p text:style-name="P77">unacked_<text:span text:style-name="T34">bytes</text:span> <text:span text:style-name="T19">(number of </text:span><text:span text:style-name="T20">bytes</text:span><text:span text:style-name="T19"> sent over this subflow that haven't been ACKed)</text:span></text:p>
          <text:p text:style-name="P74"/>
        </text:list-item>
        <text:list-item>
          <text:p text:style-name="P66"><text:span text:style-name="T1">Dispatching</text:span><text:span text:style-name="T43">:</text:span><text:span text:style-name="T1"> </text:span>A contiguous segment of data can be dispatched to a subflow by the connection. This means that the subflow will packetize the data and send it out over its interface as soon as possible. </text:p>
          <text:p text:style-name="P66"/>
        </text:list-item>
        <text:list-item>
          <text:p text:style-name="P67"><text:span text:style-name="T39">Dispatcher</text:span><text:span text:style-name="T40">: The module that handles assigning packets to interfaces, enforcing congestion control, processing SACKs, and retransmission. See design diagram.</text:span></text:p>
          <text:p text:style-name="P69"/>
        </text:list-item>
        <text:list-item>
          <text:p text:style-name="P68"><text:span text:style-name="T44">SACK</text:span><text:span text:style-name="T41">: Selective Acknowledgement. For the purposes of this document, a SACK is simply a list of half-open intervals, indicating contiguous segments of </text:span><text:span text:style-name="T42">bytes that have been received. For example, [0, 3) [4, 5) indicates that bytes 0, 1, 2, and 4 have been received. In pseudocode:</text:span></text:p>
        </text:list-item>
      </text:list>
      <text:p text:style-name="P11"><text:span text:style-name="T42"><text:tab/><text:tab/><text:tab/></text:span><text:span text:style-name="T12">segment:</text:span></text:p>
      <text:p text:style-name="P24"><text:tab/><text:tab/><text:tab/><text:tab/>first<text:tab/>// first byte of the segment</text:p>
      <text:p text:style-name="P24"><text:tab/><text:tab/><text:tab/><text:tab/>last<text:tab/>// byte after last byte of the segment</text:p>
      <text:p text:style-name="P24"><text:tab/><text:tab/><text:tab/><text:tab/>next<text:tab/>// next segment</text:p>
      <text:p text:style-name="P24"><text:tab/><text:tab/><text:tab/>SACK:</text:p>
      <text:p text:style-name="P24"><text:tab/><text:tab/><text:tab/><text:tab/>head<text:tab/>// linked list of segments</text:p>
      <text:p text:style-name="P1"/>
      <text:p text:style-name="P30">Flow Control</text:p>
      <text:p text:style-name="P27"/>
      <text:p text:style-name="P3"><text:span text:style-name="T25">Flow control is handled </text:span><text:span text:style-name="T26">in</text:span><text:span text:style-name="T25"> much the same way as in TCP. </text:span><text:span text:style-name="T26">There is a single send buffer and a single receive buffer for the connection. </text:span><text:span text:style-name="T27">The only difference is, where TCP would send packets to the interface, we instead send them to the dispatcher. Likewise, we receive packets from the dispatcher </text:span><text:span text:style-name="T28">instead of directly from the interface.</text:span></text:p>
      <text:p text:style-name="P28"/>
      <text:p text:style-name="P4"><text:span text:style-name="T29">The flow control module is also responsible for one important piece of bookkeeping: forming SACKs. To do this efficiently, it maintains a </text:span><text:span text:style-name="T32">linked list of contiguous segments that represents t</text:span><text:span text:style-name="T30">he current state of the receive buffer. </text:span><text:span text:style-name="T32">W</text:span><text:span text:style-name="T31">henever bytes are received, </text:span><text:span text:style-name="T32">it walks the list and either merges</text:span><text:span text:style-name="T31"> th</text:span><text:span text:style-name="T32">e bytes</text:span><text:span text:style-name="T31"> into an existing segment (possibly joining two segments), or create</text:span><text:span text:style-name="T32">s</text:span><text:span text:style-name="T31"> a new segment.</text:span></text:p>
      <text:p text:style-name="P29"><text:soft-page-break/><text:s/></text:p>
      <text:p text:style-name="P33">Congestion Control</text:p>
      <text:p text:style-name="P36"/>
      <text:p text:style-name="P2"><text:span text:style-name="T38">Congestion control is based off of the algorithm used in MPTCP. See RFC 6356 for details of the </text:span><text:span text:style-name="T38">algorithm, and see my SNS slides for justification.</text:span></text:p>
      <text:p text:style-name="P7"/>
      <text:p text:style-name="P7">Congestion control consists of two parts: calculating the size of the congestion control window for each subflow, and ensuring that no more packets are sent over an interface than its congestion window allows.</text:p>
      <text:list xml:id="list220128330" text:style-name="L2">
        <text:list-item>
          <text:p text:style-name="P70"><text:span text:style-name="T14">Calculating the congestion window </text:span><text:span text:style-name="T15">for each subflow</text:span><text:span text:style-name="T14">:</text:span></text:p>
        </text:list-item>
        <text:list-item>
          <text:p text:style-name="P76"><text:span text:style-name="T15">The congestion window is updated whenever packets sent over that subflow are ACKed or retransmitted. </text:span><text:span text:style-name="T16">Other parts of the program update the congestion window by calling one of the following two functions:</text:span></text:p>
        </text:list-item>
        <text:list-item>
          <text:p text:style-name="P81">congestion_ack(subflow, num_bytes)</text:p>
        </text:list-item>
        <text:list-item>
          <text:p text:style-name="P81">congestion_loss(subflow, type) // type: fast retransmit, or timeout?</text:p>
        </text:list-item>
        <text:list-item>
          <text:p text:style-name="P78">The effect of these functions depends on the state of the connection (are we in slow start, etc.), as specified by RFC 6356 (which describes how additive increase works in MPTCP) and RFC 5681 (which describes fast retransmit/recovery, slow start, and multiplicative decrease).</text:p>
        </text:list-item>
        <text:list-item>
          <text:p text:style-name="P71">Not sending more packets than the congestion window allows:</text:p>
        </text:list-item>
        <text:list-item>
          <text:p text:style-name="P79"><text:span text:style-name="T16">In normal TCP, </text:span><text:span text:style-name="T17">this is accomplished in the same way as flow control: </text:span><text:span text:style-name="T18">we never send a packet whose sequence number is greater than </text:span><text:span text:style-name="T7">last_acked + cwind</text:span><text:span text:style-name="T18">. This won't work for this design, because I'm not using subflow-level sequence numbers.</text:span></text:p>
        </text:list-item>
        <text:list-item>
          <text:p text:style-name="P75"><text:span text:style-name="T23">Instead, we simply keep a count of the number of unacknowledged packets sent over </text:span><text:span text:style-name="T24">the subflow (</text:span><text:span text:style-name="T8">unacked_bytes</text:span><text:span text:style-name="T24">). Whenever a segment is dispatched to the subflow, this count is incremented by the number of bytes in the segment. Whenever a sequence of bytes is acknowledged for the first time, we decrement this number by the number of bytes acknowledged (see the Segment Table section for details).</text:span></text:p>
        </text:list-item>
        <text:list-item>
          <text:p text:style-name="P75"><text:span text:style-name="T24">We never dispatch to a subflow if doing so would cause </text:span><text:span text:style-name="T8">unacked_bytes</text:span><text:span text:style-name="T23"> </text:span><text:span text:style-name="T24">to exceed </text:span><text:span text:style-name="T7">cwind</text:span><text:span text:style-name="T24">.</text:span></text:p>
        </text:list-item>
        <text:list-item>
          <text:p text:style-name="P75"><text:span text:style-name="T24">If <text:s/></text:span><text:span text:style-name="T8">unacked_bytes</text:span><text:span text:style-name="T23"> </text:span><text:span text:style-name="T24">&gt;= </text:span><text:span text:style-name="T7">cwind</text:span><text:span text:style-name="T24"> for every subflow, we just block until a new ACK arrives.</text:span></text:p>
        </text:list-item>
        <text:list-item>
          <text:p text:style-name="P80">See the section about the dispatcher below for details.</text:p>
        </text:list-item>
      </text:list>
      <text:p text:style-name="P8"/>
      <text:p text:style-name="P34">The Dispatcher</text:p>
      <text:p text:style-name="P9"/>
      <text:p text:style-name="P5"><text:span text:style-name="T46">The dispatcher is the heart of the transport layer. It takes a stream of bytes from the flow control module and stripes it across the subflows available to it, coordinating congestion control and retransmission. It's main data structure is the segment table, described in detail below. The following pseudocode explains how the dispatcher </text:span><text:span text:style-name="T49">sends bytes</text:span><text:span text:style-name="T46">:</text:span></text:p>
      <text:p text:style-name="P9"/>
      <text:p text:style-name="P21">send_bytes(first, last) {</text:p>
      <text:p text:style-name="P21"><text:tab/>num_bytes = 0</text:p>
      <text:p text:style-name="P22"><text:tab/>subflow = NULL</text:p>
      <text:p text:style-name="P21"><text:tab/>while (first &lt; last):</text:p>
      <text:p text:style-name="P18"><text:span text:style-name="T46"><text:tab/><text:tab/></text:span><text:span text:style-name="T47">s</text:span><text:span text:style-name="T46">chedule(first, </text:span><text:span text:style-name="T47">last,</text:span><text:span text:style-name="T46"> </text:span><text:span text:style-name="T47">&amp;subflow, </text:span><text:span text:style-name="T46">&amp;num_bytes)</text:span></text:p>
      <text:p text:style-name="P18"><text:span text:style-name="T46"><text:tab/><text:tab/>add_entry_</text:span><text:span text:style-name="T47">to_segment_table(</text:span><text:span text:style-name="T46">subflow, first, first + num_bytes, 0,</text:span></text:p>
      <text:p text:style-name="P21"><text:tab/><text:tab/><text:tab/><text:tab/><text:tab/><text:tab/><text:tab/><text:tab/><text:tab/> <text:s text:c="2"/>CURRENT_TIME + TIMEOUT_NUM_SECONDS)</text:p>
      <text:p text:style-name="P18"><text:soft-page-break/><text:span text:style-name="T46"><text:tab/><text:tab/></text:span><text:span text:style-name="T47">dispatch(subflow, first, first + num_bytes)</text:span></text:p>
      <text:p text:style-name="P20"><text:span text:style-name="T46"><text:tab/><text:tab/></text:span><text:span text:style-name="T51">subflow.unacked_bytes += num_bytes</text:span></text:p>
      <text:p text:style-name="P18"><text:span text:style-name="T46"><text:tab/><text:tab/></text:span><text:span text:style-name="T47">first += num_bytes</text:span></text:p>
      <text:p text:style-name="P21">}</text:p>
      <text:p text:style-name="P16"/>
      <text:p text:style-name="P6"><text:span text:style-name="T9">schedule(first, last, &amp;subflow, &amp;num_bytes)</text:span><text:span text:style-name="T47"> decides which interface to send the next chunk of bytes out on (putting the result in subflow), and how many large the chunk will be (putting the result in </text:span><text:span text:style-name="T47">num_bytes). It must satisfy:</text:span></text:p>
      <text:list xml:id="list1073750464" text:style-name="L3">
        <text:list-item>
          <text:p text:style-name="P72">first + num_bytes &lt;= last</text:p>
        </text:list-item>
        <text:list-item>
          <text:p text:style-name="P72">subflow.unacked_bytes + num_bytes &lt;=subflow.cwind</text:p>
        </text:list-item>
        <text:list-item>
          <text:p text:style-name="P72">num_bytes &gt; 0</text:p>
        </text:list-item>
      </text:list>
      <text:p text:style-name="P10">If the second and third inequalities cannot be satisfied, then all congestion windows are full, and the call blocks until another (S)ACK is received.</text:p>
      <text:p text:style-name="P10"/>
      <text:p text:style-name="P32"><text:span text:style-name="T33">When the dispatcher receives a packet from the lower layer, it simply sends the contents on up to the flow control module, where they'll be put in the receive buffer and delivered to the application. It then calls the function </text:span><text:span text:style-name="T11">update_table(</text:span><text:span text:style-name="T10">)</text:span><text:span text:style-name="T21"> with the SACK received with the packet. </text:span><text:span text:style-name="T22">(See below)</text:span></text:p>
      <text:p text:style-name="P10"/>
      <text:p text:style-name="P35">The Segment Table</text:p>
      <text:p text:style-name="P12"/>
      <text:p text:style-name="P25"><text:span text:style-name="T4">Keeps track of which bytes have been sent over which interface, and which are still unACKed. Consists of a linked list of </text:span><text:span text:style-name="T6">table_entry</text:span><text:span text:style-name="T4">s, each of which corresponds to a contiguous segment of unACKed bytes. The list is maintained in sequence number order.</text:span></text:p>
      <text:p text:style-name="P26"/>
      <text:p text:style-name="P17">table_entry:</text:p>
      <text:p text:style-name="P37"><text:span text:style-name="T16">subflow</text:span> <text:s text:c="2"/><text:span text:style-name="T13">//</text:span> the <text:span text:style-name="T16">subflow </text:span>this segment of bytes was sent out over</text:p>
      <text:p text:style-name="P37"><text:span text:style-name="T13">first </text:span><text:s text:c="4"/>// the first byte in the segment</text:p>
      <text:p text:style-name="P37"><text:span text:style-name="T13">last </text:span><text:s text:c="5"/>// the byte immediately after the last byte in the segment</text:p>
      <text:p text:style-name="P37">dup_acks <text:s/>// the number of duplicate ACKs received for this segment</text:p>
      <text:p text:style-name="P41">timeout <text:s text:c="2"/>// the time at which we should timeout and retransmit this segment</text:p>
      <text:p text:style-name="P37">next <text:s text:c="5"/>// <text:span text:style-name="T13">the next table_entry in the linked list.</text:span></text:p>
      <text:p text:style-name="P13"/>
      <text:p text:style-name="P17">segment_table:</text:p>
      <text:p text:style-name="P14"><text:span text:style-name="T13"><text:tab/></text:span><text:span text:style-name="T45">head</text:span><text:span text:style-name="T13"><text:tab/><text:tab/>// pointer to first entry in table</text:span></text:p>
      <text:p text:style-name="P17"><text:tab/></text:p>
      <text:p text:style-name="P25"><text:span text:style-name="T4">The following </text:span><text:span text:style-name="T13">pseudocode</text:span><text:span text:style-name="T4"> shows how the table is update</text:span><text:span text:style-name="T13">d</text:span><text:span text:style-name="T4"> when a SACK is received, </text:span><text:span text:style-name="T35">and also demonstrates how triple-duplicate ACKs and timeouts are handled.</text:span></text:p>
      <text:p text:style-name="P31"/>
      <text:p text:style-name="P17">void update_table(SACK) { </text:p>
      <text:p text:style-name="P44"><text:span text:style-name="T13"><text:tab/>entry = segment_table .</text:span><text:span text:style-name="T45">head</text:span></text:p>
      <text:p text:style-name="P45"><text:span text:style-name="T13"><text:tab/></text:span><text:span text:style-name="T45">segment = SACK.head</text:span></text:p>
      <text:p text:style-name="P49"><text:tab/>while (segment != NULL):</text:p>
      <text:p text:style-name="P50"><text:tab/><text:tab/>while (entry.first &lt; segment.first): </text:p>
      <text:p text:style-name="P50"><text:s text:c="7"/><text:tab/>entry = entry.next </text:p>
      <text:p text:style-name="P42"><text:tab/>while (entry.last &lt;= segment.last): </text:p>
      <text:p text:style-name="P42"><text:tab/><text:tab/>next = entry.next </text:p>
      <text:p text:style-name="P38"><text:span text:style-name="T13"><text:tab/><text:tab/></text:span><text:span text:style-name="T50">register_ack</text:span><text:span text:style-name="T13">(</text:span><text:span text:style-name="T16">entry.subflow</text:span><text:span text:style-name="T13">, entry.last –</text:span><text:span text:style-name="T50"> entry.first</text:span><text:span text:style-name="T13">) </text:span></text:p>
      <text:p text:style-name="P42"><text:tab/><text:tab/>delete_entry(table, entry) </text:p>
      <text:p text:style-name="P43"><text:tab/><text:tab/>entry = next </text:p>
      <text:p text:style-name="P43"/>
      <text:p text:style-name="P40"><text:span text:style-name="T13"><text:tab/></text:span><text:span text:style-name="T50">register</text:span><text:span text:style-name="T47">_ack(subflow, </text:span><text:span text:style-name="T13">segment.last –</text:span><text:span text:style-name="T47"> entry.first</text:span><text:span text:style-name="T13">) </text:span></text:p>
      <text:p text:style-name="P38"><text:span text:style-name="T13"><text:tab/>if (entry.first == segment.last &amp;&amp; SACK.</text:span><text:span text:style-name="T16">subflow</text:span><text:span text:style-name="T13"> = entry.</text:span><text:span text:style-name="T16">subflow</text:span><text:span text:style-name="T13">): </text:span></text:p>
      <text:p text:style-name="P42"><text:soft-page-break/><text:tab/><text:tab/>entry.ACK_count++ </text:p>
      <text:p text:style-name="P42"><text:tab/><text:tab/>if (entry.ACK_count &gt;= 3): </text:p>
      <text:p text:style-name="P38"><text:span text:style-name="T13"><text:tab/><text:tab/><text:tab/>retransmit(</text:span><text:span text:style-name="T48">&amp;entry, </text:span><text:span text:style-name="T37">TRIPLE</text:span><text:span text:style-name="T13">) </text:span></text:p>
      <text:p text:style-name="P53"><text:tab/><text:tab/>if (entry.first != segment.last):</text:p>
      <text:p text:style-name="P46"><text:span text:style-name="T35"><text:tab/><text:tab/><text:tab/></text:span><text:span text:style-name="T34">entry.timeout = CURRENT_TIME + TIMEOUT_NUM_SECS</text:span></text:p>
      <text:p text:style-name="P54"/>
      <text:p text:style-name="P46"><text:span text:style-name="T35"><text:tab/><text:tab/></text:span><text:span text:style-name="T13">entry.first = segment.last </text:span></text:p>
      <text:p text:style-name="P46"><text:span text:style-name="T13"><text:tab/><text:tab/></text:span><text:span text:style-name="T45">segment = segment.next</text:span></text:p>
      <text:p text:style-name="P51">}</text:p>
      <text:p text:style-name="P51"/>
      <text:p text:style-name="P58"><text:span text:style-name="T49">This code calls the function</text:span><text:span text:style-name="T50">s:</text:span></text:p>
      <text:p text:style-name="P59"/>
      <text:p text:style-name="P48"><text:span text:style-name="T50">register</text:span><text:span text:style-name="T47">_ack(subflow, </text:span><text:span text:style-name="T50">num_bytes</text:span><text:span text:style-name="T13">) </text:span><text:span text:style-name="T50">{</text:span></text:p>
      <text:p text:style-name="P48"><text:span text:style-name="T50"><text:tab/>congestion</text:span><text:span text:style-name="T47">_ack(subflow, </text:span><text:span text:style-name="T50">num_bytes</text:span><text:span text:style-name="T13">) </text:span></text:p>
      <text:p text:style-name="P48"><text:span text:style-name="T13"><text:tab/></text:span><text:span text:style-name="T50">subflow.unacked_bytes -= num_bytes</text:span></text:p>
      <text:p text:style-name="P55">}</text:p>
      <text:p text:style-name="P60"/>
      <text:p text:style-name="P19"><text:span text:style-name="T47">retransmit(</text:span><text:span text:style-name="T48">entry, </text:span><text:span text:style-name="T47">type</text:span><text:span text:style-name="T46">) {</text:span></text:p>
      <text:p text:style-name="P19"><text:span text:style-name="T47"><text:tab/>congestion_loss(</text:span><text:span text:style-name="T48">entry.</text:span><text:span text:style-name="T47">subflow, type)</text:span></text:p>
      <text:p text:style-name="P19"><text:span text:style-name="T46"><text:tab/></text:span><text:span text:style-name="T48">entry.timeout = CURRENT_TIME + TIMEOUT_NUM_SECS</text:span></text:p>
      <text:p text:style-name="P23"><text:tab/>entry.dup_acks = 0</text:p>
      <text:p text:style-name="P23"><text:tab/></text:p>
      <text:p text:style-name="P23"><text:tab/>// gives us the option of retransmitting on a different subflow.</text:p>
      <text:p text:style-name="P23"><text:tab/>entry.subflow = pick_retransmission_subflow(entry)</text:p>
      <text:p text:style-name="P19"><text:span text:style-name="T46"><text:tab/></text:span><text:span text:style-name="T47">dispatch(</text:span><text:span text:style-name="T48">entry.</text:span><text:span text:style-name="T47">subflow, </text:span><text:span text:style-name="T48">entry.</text:span><text:span text:style-name="T47">first, </text:span><text:span text:style-name="T48">entry.</text:span><text:span text:style-name="T47">last)</text:span></text:p>
      <text:p text:style-name="P57">}</text:p>
      <text:p text:style-name="P61"><text:line-break/>Periodically, we scan the table for timed-out packets:</text:p>
      <text:p text:style-name="P61"/>
      <text:p text:style-name="P15"><text:span text:style-name="T13">void </text:span><text:span text:style-name="T37">scan</text:span><text:span text:style-name="T13">_table(</text:span><text:span text:style-name="T37">void</text:span><text:span text:style-name="T13">) { </text:span></text:p>
      <text:p text:style-name="P52"><text:tab/>entry = segment_table .first</text:p>
      <text:p text:style-name="P47"><text:span text:style-name="T13"><text:tab/></text:span><text:span text:style-name="T37">while (entry != NULL):</text:span></text:p>
      <text:p text:style-name="P56"><text:tab/><text:tab/>if (entry.timeout &lt;= CURRENT_TIME):</text:p>
      <text:p text:style-name="P39"><text:span text:style-name="T13"><text:tab/><text:tab/>retransmit(</text:span><text:span text:style-name="T37">entry.subflow, </text:span><text:span text:style-name="T35">entry.</text:span><text:span text:style-name="T36">first, entry.last, </text:span><text:span text:style-name="T37">TIMEOUT</text:span><text:span text:style-name="T13">) </text:span></text:p>
      <text:p text:style-name="P47"><text:span text:style-name="T35"><text:tab/><text:tab/></text:span><text:span text:style-name="T37">entry = entry.next</text:span></text:p>
      <text:p text:style-name="P56">}</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Andale Mono" svg:font-family="'Andale Mono'" style:font-pitch="fixed"/>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style:contextual-spacing="false"/>
    </style:style>
    <style:style style:name="Header" style:family="paragraph" style:parent-style-name="Standard" style:class="extra">
      <style:paragraph-properties text:number-lines="false" text:line-number="0">
        <style:tab-stops>
          <style:tab-stop style:position="3.4689in" style:type="center"/>
          <style:tab-stop style:position="6.9374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7ef26" officeooo:paragraph-rsid="0027ef26"/>
    </style:style>
    <style:page-layout style:name="Mpm1">
      <style:page-layout-properties fo:page-width="8.5in" fo:page-height="11in" style:num-format="1" style:print-orientation="portrait" fo:margin-top="0.4165in" fo:margin-bottom="0.7874in" fo:margin-left="0.7874in" fo:margin-right="0.775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7583in" fo:margin-left="0in" fo:margin-right="0in" fo:margin-bottom="0.1965in"/>
      </style:header-style>
      <style:footer-style/>
    </style:page-layout>
  </office:automatic-styles>
  <office:master-styles>
    <style:master-page style:name="Standard" style:page-layout-name="Mpm1">
      <style:header>
        <text:p text:style-name="MP1">Torin Rudeen</text:p>
        <text:p text:style-name="MP1">COS 398</text:p>
        <text:p text:style-name="MP1">Prof. Freedm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in Rudeen</meta:initial-creator>
    <meta:creation-date>2013-03-12T00:23:58</meta:creation-date>
    <dc:date>2013-03-12T03:55:25</dc:date>
    <dc:creator>Torin Rudeen</dc:creator>
    <meta:editing-duration>PT3H21M9S</meta:editing-duration>
    <meta:editing-cycles>34</meta:editing-cycles>
    <meta:generator>LibreOffice/3.6$Linux_X86_64 LibreOffice_project/360m1$Build-2</meta:generator>
    <meta:document-statistic meta:table-count="0" meta:image-count="0" meta:object-count="0" meta:page-count="4" meta:paragraph-count="114" meta:word-count="1172" meta:character-count="7668" meta:non-whitespace-character-count="6485"/>
  </office:meta>
</office:document-meta>
</file>